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1518" officeooo:paragraph-rsid="00041518" style:language-asian="zh" style:country-asian="T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mmgklf;gm;gsm;ls;g;sg;sdmlsd;sm;ls;dg;smg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2-04-12T16:08:11.398000000</dc:date>
    <meta:editing-duration>PT47S</meta:editing-duration>
    <meta:editing-cycles>3</meta:editing-cycles>
    <meta:document-statistic meta:table-count="0" meta:image-count="0" meta:object-count="0" meta:page-count="1" meta:paragraph-count="1" meta:word-count="1" meta:character-count="43" meta:non-whitespace-character-count="43"/>
  </office:meta>
</office:document-meta>
</file>